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.088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svg:stroke-color="#81d41a"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648cm" fo:min-width="0.398cm" loext:decorative="false"/>
      <style:paragraph-properties style:writing-mode="lr-tb"/>
    </style:style>
    <style:style style:name="gr5" style:family="graphic" style:parent-style-name="standard">
      <style:graphic-properties draw:fill="solid" draw:fill-color="#81d41a" draw:textarea-horizontal-align="justify" draw:textarea-vertical-align="middle" draw:auto-grow-height="false" fo:min-height="0.648cm" fo:min-width="0.398cm" loext:decorative="false"/>
      <style:paragraph-properties style:writing-mode="lr-tb"/>
    </style:style>
    <style:style style:name="gr6" style:family="graphic" style:parent-style-name="objectwithoutfill">
      <style:graphic-properties svg:stroke-color="#81d41a" draw:fill="solid" draw:fill-color="#81d41a" draw:textarea-vertical-align="middle" loext:decorative="false"/>
    </style:style>
    <style:style style:name="gr7" style:family="graphic" style:parent-style-name="objectwithoutfill">
      <style:graphic-properties svg:stroke-color="#ffff00" draw:fill="none" draw:textarea-vertical-align="middle" loext:decorative="false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 fo:min-height="0.648cm" fo:min-width="0.39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JetBrains Mono"/>
    </style:style>
    <style:style style:name="P4" style:family="paragraph">
      <loext:graphic-properties draw:fill="solid" draw:fill-color="#81d41a"/>
      <style:paragraph-properties fo:text-align="center"/>
      <style:text-properties style:font-name="JetBrains Mono"/>
    </style:style>
    <style:style style:name="P5" style:family="paragraph">
      <loext:graphic-properties draw:fill="solid" draw:fill-color="#81d41a"/>
      <style:paragraph-properties fo:text-align="center"/>
    </style:style>
    <style:style style:name="P6" style:family="paragraph">
      <loext:graphic-properties draw:fill="solid" draw:fill-color="#ffff00"/>
      <style:paragraph-properties fo:text-align="center"/>
      <style:text-properties style:font-name="JetBrains Mono"/>
    </style:style>
    <style:style style:name="T1" style:family="text">
      <style:text-properties style:font-name="JetBrains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8cm" svg:height="1.27cm" svg:x="1.952cm" svg:y="2.2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8cm" svg:height="1.27cm" svg:x="5.444cm" svg:y="2.90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8cm" svg:height="1.27cm" svg:x="9.889cm" svg:y="2.2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8cm" svg:height="1.27cm" svg:x="1.952cm" svg:y="7.032cm">
          <text:p text:style-name="P1">4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587cm" svg:y1="3.54cm" svg:x2="2.587cm" svg:y2="7.032cm">
          <text:p/>
        </draw:line>
        <draw:line draw:style-name="gr3" draw:text-style-name="P2" draw:layer="layout" svg:x1="2.905cm" svg:y1="3.54cm" svg:x2="2.905cm" svg:y2="7.032cm">
          <text:p/>
        </draw:line>
        <draw:custom-shape draw:style-name="gr4" draw:text-style-name="P3" draw:layer="layout" svg:width="1.27cm" svg:height="1.27cm" svg:x="16.24cm" svg:y="1.95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17.827cm" svg:y="2.2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8cm" svg:height="1.27cm" svg:x="5.444cm" svg:y="6.397cm">
          <text:p text:style-name="P1">5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8cm" svg:y1="6.397cm" svg:x2="6.08cm" svg:y2="4.175cm">
          <text:p/>
        </draw:line>
        <draw:line draw:style-name="gr6" draw:text-style-name="P5" draw:layer="layout" svg:x1="6.08cm" svg:y1="6.397cm" svg:x2="2.905cm" svg:y2="3.54cm">
          <text:p/>
        </draw:line>
        <draw:custom-shape draw:style-name="gr1" draw:text-style-name="P1" draw:layer="layout" svg:width="1.588cm" svg:height="1.27cm" svg:x="5.444cm" svg:y="9.255cm">
          <text:p text:style-name="P1">6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6.08cm" svg:y1="9.255cm" svg:x2="6.08cm" svg:y2="7.668cm">
          <text:p/>
        </draw:line>
        <draw:custom-shape draw:style-name="gr1" draw:text-style-name="P1" draw:layer="layout" svg:width="1.588cm" svg:height="1.27cm" svg:x="8.62cm" svg:y="8.302cm">
          <text:p text:style-name="P1">9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7.032cm" svg:y1="7.032cm" svg:x2="9.255cm" svg:y2="8.302cm">
          <text:p/>
        </draw:line>
        <draw:custom-shape draw:style-name="gr1" draw:text-style-name="P1" draw:layer="layout" svg:width="1.588cm" svg:height="1.27cm" svg:x="9.889cm" svg:y="4.492cm">
          <text:p text:style-name="P1">12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4cm" svg:y1="3.54cm" svg:x2="9.89cm" svg:y2="5.127cm">
          <text:p/>
        </draw:line>
        <draw:custom-shape draw:style-name="gr1" draw:text-style-name="P1" draw:layer="layout" svg:width="1.588cm" svg:height="1.27cm" svg:x="12.429cm" svg:y="8.937cm">
          <text:p text:style-name="P1">15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065cm" svg:y1="8.937cm" svg:x2="11.477cm" svg:y2="3.54cm">
          <text:p/>
        </draw:line>
        <draw:line draw:style-name="gr3" draw:text-style-name="P2" draw:layer="layout" svg:x1="13.065cm" svg:y1="8.937cm" svg:x2="2.587cm" svg:y2="3.54cm">
          <text:p/>
        </draw:line>
        <draw:custom-shape draw:style-name="gr8" draw:text-style-name="P6" draw:layer="layout" svg:width="1.27cm" svg:height="1.27cm" svg:x="16.557cm" svg:y="3.54cm">
          <text:p text:style-name="P1"><text:span text:style-name="T1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8cm" svg:height="1.27cm" svg:x="14.017cm" svg:y="6.397cm">
          <text:p text:style-name="P1">16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017cm" svg:y1="7.032cm" svg:x2="11.477cm" svg:y2="3.541cm">
          <text:p/>
        </draw:line>
        <draw:line draw:style-name="gr3" draw:text-style-name="P2" draw:layer="layout" svg:x1="14.017cm" svg:y1="7.032cm" svg:x2="2.587cm" svg:y2="3.5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10T16:07:03.195199800</meta:creation-date>
    <dc:date>2026-03-10T16:28:40.058389000</dc:date>
    <meta:editing-duration>PT21M34S</meta:editing-duration>
    <meta:editing-cycles>5</meta:editing-cycles>
    <meta:generator>LibreOffice/26.2.0.3$Windows_X86_64 LibreOffice_project/620$Build-3</meta:generator>
    <meta:document-statistic meta:object-count="24"/>
  </office:meta>
</office:document-meta>
</file>